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3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26577737704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26577737704cm 7.33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136cm" svg:height="3.061cm" draw:transform="rotate (-1.55247036964896) translate (5.9701285409155cm 5.30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2" draw:text-style-name="P1" draw:layer="layout" svg:width="0.902cm" svg:height="0.661cm" draw:transform="rotate (-2.15687788961459) translate (6.2296244787323cm 5.460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3.6357906519278cm 5.8396291664946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3:00.855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